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4f8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sudo apt-get update </text:span><text:span text:style-name="Source_20_Text"><text:span text:style-name="T1">&lt;br&gt;</text:span></text:span></text:p>
      <text:p text:style-name="Preformatted_20_Text"><text:span text:style-name="Source_20_Text"/></text:p>
      <text:p text:style-name="P1"><text:span text:style-name="Source_20_Text">sudo apt-get install linux-source </text:span><text:span text:style-name="Source_20_Text"><text:span text:style-name="T1">&lt;br&gt;</text:span></text:span></text:p>
      <text:p text:style-name="P1"><text:span text:style-name="Source_20_Text">tar xJvf linux-4.9.11.tar.xz </text:span><text:span text:style-name="Source_20_Text"><text:span text:style-name="T1">&lt;br&gt;</text:span></text:span></text:p>
      <text:p text:style-name="P1"><text:span text:style-name="Source_20_Text">sudo apt-get install build-essential gcc libncurses5-dev libssl-dev </text:span><text:span text:style-name="Source_20_Text"><text:span text:style-name="T1">&lt;br&gt;</text:span></text:span></text:p>
      <text:p text:style-name="P1"><text:span text:style-name="Source_20_Text">sudo make localmodconfig </text:span><text:span text:style-name="T1">&lt;br&gt;</text:span></text:p>
      <text:p text:style-name="P1"><text:span text:style-name="Source_20_Text">sudo make clea</text:span><text:span text:style-name="Source_20_Text"><text:span text:style-name="T1">n &lt;br&gt;</text:span></text:span></text:p>
      <text:p text:style-name="P1"><text:span text:style-name="Source_20_Text">sudo make nconfig </text:span><text:span text:style-name="Source_20_Text"><text:span text:style-name="T1">&lt;br&gt;</text:span></text:span></text:p>
      <text:p text:style-name="P1"><text:span text:style-name="Source_20_Text">sudo make -j$(nproc –all) </text:span><text:span text:style-name="Source_20_Text"><text:span text:style-name="T1">&lt;br&gt;</text:span></text:span></text:p>
      <text:p text:style-name="P1"><text:span text:style-name="Source_20_Text">sudo make modules_install </text:span><text:span text:style-name="Source_20_Text"><text:span text:style-name="T1">&lt;br&gt;</text:span></text:span></text:p>
      <text:p text:style-name="P1"><text:span text:style-name="Source_20_Text">sudo make install </text:span><text:span text:style-name="Source_20_Text"><text:span text:style-name="T1">&lt;br&gt;</text:span></text:span></text:p>
      <text:p text:style-name="P1"><text:span text:style-name="Source_20_Text">sudo nano /etc/default/grub </text:span><text:span text:style-name="Source_20_Text"><text:span text:style-name="T1">&lt;br&gt;</text:span></text:span></text:p>
      <text:p text:style-name="P1"><text:span text:style-name="Source_20_Text">sudo grub-mkconfig -o /boot/grub/grub.cfg </text:span><text:span text:style-name="Source_20_Text"><text:span text:style-name="T1">&lt;br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44:02.162673008</meta:creation-date>
    <dc:date>2017-10-28T18:48:48.309428926</dc:date>
    <meta:editing-duration>PT4M46S</meta:editing-duration>
    <meta:editing-cycles>1</meta:editing-cycles>
    <meta:document-statistic meta:table-count="0" meta:image-count="0" meta:object-count="0" meta:page-count="1" meta:paragraph-count="12" meta:word-count="55" meta:character-count="398" meta:non-whitespace-character-count="355"/>
    <meta:generator>LibreOffice/5.3.1.2$Linux_X86_64 LibreOffice_project/30m0$Build-2</meta:generator>
  </office:meta>
</office:document-meta>
</file>